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0c0c0" fo:padding="0.097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0c0c0" fo:padding="0.097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0c0c0" fo:padding="0.097cm" fo:border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 style:master-page-name="">
      <style:table-properties style:width="17cm" style:page-number="auto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17d17b" officeooo:paragraph-rsid="0017d17b"/>
    </style:style>
    <style:style style:name="P7" style:family="paragraph" style:parent-style-name="Standard">
      <style:text-properties officeooo:paragraph-rsid="0019802a"/>
    </style:style>
    <style:style style:name="P8" style:family="paragraph" style:parent-style-name="Standard">
      <style:text-properties officeooo:rsid="001bf036" officeooo:paragraph-rsid="001bf036"/>
    </style:style>
    <style:style style:name="P9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weight="bold" officeooo:paragraph-rsid="0017d17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weight="bold" officeooo:rsid="0017d17b" officeooo:paragraph-rsid="0017d17b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17d17b" officeooo:paragraph-rsid="0017d17b"/>
    </style:style>
    <style:style style:name="P14" style:family="paragraph" style:parent-style-name="Table_20_Contents">
      <style:text-properties officeooo:rsid="0017d17b" officeooo:paragraph-rsid="0017d17b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officeooo:rsid="001c8608" officeooo:paragraph-rsid="001c8608"/>
    </style:style>
    <style:style style:name="T1" style:family="text">
      <style:text-properties officeooo:rsid="0017d17b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officeooo:rsid="0017d17b" style:font-weight-asian="normal" style:font-weight-complex="normal"/>
    </style:style>
    <style:style style:name="T4" style:family="text">
      <style:text-properties fo:font-weight="normal" officeooo:rsid="0017d17b" style:font-weight-asian="normal" style:font-weight-complex="normal"/>
    </style:style>
    <style:style style:name="T5" style:family="text">
      <style:text-properties officeooo:rsid="0019802a"/>
    </style:style>
    <style:style style:name="T6" style:family="text">
      <style:text-properties officeooo:rsid="001c86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1">Projet Master 1 - Compte rendu de réunion</text:p>
            </table:table-cell>
          </table:table-row>
        </table:table-header-rows>
      </table:table>
      <text:p text:style-name="Standard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3">N° Projet : <text:span text:style-name="T1">4</text:span></text:p>
              <text:p text:style-name="P12"><text:span text:style-name="T2">Titre Projet : </text:span>Tournée de vehicule dans delay-tolerant networks</text:p>
              <text:p text:style-name="P3">Nom des étudiants : <text:span text:style-name="T4">SY OMAR, MESSAS KOUSEILA</text:span></text:p>
              <text:p text:style-name="P11"/>
              <text:p text:style-name="P3">Date de réunion (obligatoire) : <text:span text:style-name="T4">Lundi 03/10/2016</text:span></text:p>
              <text:p text:style-name="P3">Personnes présentes (obligatoire) :</text:p>
              <text:p text:style-name="Table_20_Contents"><text:span text:style-name="T3">tuteur : </text:span>Figueiredo Rosa</text:p>
              <text:p text:style-name="P10"><text:s/><text:span text:style-name="T4">SY OMAR, MESSAS KOUSEILA</text:span></text:p>
            </table:table-cell>
          </table:table-row>
        </table:table-header-rows>
      </table:table>
      <text:p text:style-name="Text_20_body"/>
      <table:table table:name="Tableau3" table:style-name="Tableau3">
        <table:table-column table:style-name="Tableau3.A"/>
        <table:table-header-rows>
          <text:soft-page-break/>
          <table:table-row>
            <table:table-cell table:style-name="Tableau3.A1" office:value-type="string">
              <text:p text:style-name="P4">Points abordés :</text:p>
              <text:p text:style-name="P6"/>
              <text:p text:style-name="P8">- fixation d’une date de réunion hebdomadaire pour chaque lundi de la semaine à 13h30. </text:p>
              <text:p text:style-name="P13">- <text:span text:style-name="T6">définition des tâches à réaliser pour ce semestre : </text:span></text:p>
              <text:p text:style-name="P13"/>
              <text:p text:style-name="P5"><text:s/>* <text:span text:style-name="T6">état de l’art concernant le sujet traiter, afin d’avoir une meilleurs compréhension du sujet.</text:span></text:p>
              <text:p text:style-name="P5"><text:s/>* <text:span text:style-name="T6">description détailler du problème.</text:span></text:p>
              <text:p text:style-name="P5"><text:s/>* <text:span text:style-name="T6">développement d’heuristique(s) <text:s/>pour la résolution du problème.</text:span></text:p>
              <text:p text:style-name="P5"><text:s/>* <text:span text:style-name="T6">implémentation d’une interface graphique pour l’application ( saisie des données, affichage du résultat, choix de résolution, gestion des projets).</text:span></text:p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</table:table-cell>
          </table:table-row>
        </table:table-header-rows>
      </table:table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1">Projet Master 1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able:table-row>
            <table:table-cell table:style-name="Tableau5.A1" office:value-type="string">
              <text:p text:style-name="P2">Travail réalisé :</text:p>
              <text:p text:style-name="Table_20_Contents"/>
              <text:p text:style-name="Table_20_Contents"/>
              <text:p text:style-name="P16">- partage des tâches : </text:p>
              <text:p text:style-name="P16"><text:s text:c="2"/>* Interface graphique : MESSAS Kouseila.</text:p>
              <text:p text:style-name="P16"><text:s text:c="2"/>* Description détailler du problème : SY Omar.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</table:table>
      <text:p text:style-name="Standard"/>
      <table:table table:name="Tableau6" table:style-name="Tableau6">
        <table:table-column table:style-name="Tableau6.A"/>
        <table:table-header-rows>
          <table:table-row>
            <table:table-cell table:style-name="Tableau6.A1" office:value-type="string">
              <text:p text:style-name="P2">Travail à réaliser:</text:p>
              <text:p text:style-name="P7">- Commencer la rédaction du rapport sur overleaf <text:span text:style-name="T5">(format latex) </text:span>avec la description du problème de tournée de véhicule.</text:p>
              <text:p text:style-name="P7">- Préparer une premier maquette pour l'interface de l'application.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</table:table>
      <text:p text:style-name="Standard"/>
      <table:table table:name="Tableau7" table:style-name="Tableau7">
        <table:table-column table:style-name="Tableau7.A"/>
        <table:table-header-rows>
          <text:soft-page-break/>
          <table:table-row>
            <table:table-cell table:style-name="Tableau7.A1" office:value-type="string">
              <text:p text:style-name="P2">Date prochaine réunion :</text:p>
              <text:p text:style-name="P14">Lundi 10/10/2016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N</meta:initial-creator>
    <meta:creation-date>2013-07-18T13:39:51.32</meta:creation-date>
    <dc:date>2016-10-08T23:05:38.175897785</dc:date>
    <meta:editing-duration>PT22M21S</meta:editing-duration>
    <meta:editing-cycles>8</meta:editing-cycles>
    <meta:generator>LibreOffice/5.1.4.2$Linux_X86_64 LibreOffice_project/10m0$Build-2</meta:generator>
    <meta:document-statistic meta:table-count="7" meta:image-count="0" meta:object-count="0" meta:page-count="4" meta:paragraph-count="25" meta:word-count="191" meta:character-count="1214" meta:non-whitespace-character-count="1035"/>
  </office:meta>
</office:document-meta>
</file>